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F" svg:font-family="" style:font-family-generic="roman"/>
    <style:font-face style:name="Bitstream Vera Sans" svg:font-family="'Bitstream Vera Sans', 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order="none" style:vertical-align="bottom"/>
      <style:text-properties style:font-name="Arial" fo:font-size="10pt"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1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5.69999980926514pt" style:font-weight-complex="bold"/>
    </style:style>
    <style:style style:name="T2" style:family="text">
      <style:text-properties style:font-name="F" fo:font-size="12pt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  <style:style style:name="T4" style:family="text">
      <style:text-properties fo:font-size="12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43" table:default-cell-style-name="Default"/>
        <table:table-row table:style-name="ro1"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style-name="ce2" office:value-type="string">
            <text:p><text:span text:style-name="T4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4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4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2" office:value-type="string">
            <text:p><text:span text:style-name="T4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4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4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style-name="ce2" office:value-type="string">
            <text:p><text:span text:style-name="T4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4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4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2">S</text:span><text:span text:style-name="T2">t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()</text:span><text:span text:style-name="T2">, </text:span><text:span text:style-name="T1">A</text:span><text:span text:style-name="T1">v</text:span><text:span text:style-name="T1">a</text:span><text:span text:style-name="T1">t</text:span><text:span text:style-name="T1">a</text:span><text:span text:style-name="T1">r</text:span><text:span text:style-name="T3">(</text:span><text:span text:style-name="T3">)</text:span><text:span text:style-name="T2">]</text:span>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1"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number-columns-repeated="2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Bitstream Vera Sans" svg:font-family="'Bitstream Vera Sans', 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7">04/07/2008</text:date>, <text:time>01:1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07T01:13:24</dc:date>
    <meta:editing-cycles>46</meta:editing-cycles>
    <meta:editing-duration>PT18H6M16S</meta:editing-duration>
    <meta:user-defined meta:name="Info 1"/>
    <meta:user-defined meta:name="Info 2"/>
    <meta:user-defined meta:name="Info 3"/>
    <meta:user-defined meta:name="Info 4"/>
    <meta:document-statistic meta:table-count="1" meta:cell-count="169"/>
  </office:meta>
</office:document-meta>
</file>